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625in" fo:margin-left="0.5042in" table:align="left"/>
    </style:style>
    <style:style style:name="Tabela1.A" style:family="table-column">
      <style:table-column-properties style:column-width="2.85in"/>
    </style:style>
    <style:style style:name="Tabela1.B" style:family="table-column">
      <style:table-column-properties style:column-width="2.77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d4f33" officeooo:paragraph-rsid="000d4f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d4f3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f4530" officeooo:paragraph-rsid="000f453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3f165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13f16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f165" officeooo:paragraph-rsid="0013f1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13f16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0f4530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12850f"/>
    </style:style>
    <style:style style:name="P12" style:family="paragraph" style:parent-style-name="Table_20_Contents">
      <style:paragraph-properties fo:text-align="center" style:justify-single-word="false"/>
      <style:text-properties officeooo:paragraph-rsid="0013a8e9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2850f" officeooo:paragraph-rsid="0012850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a8e9" officeooo:paragraph-rsid="0013a8e9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5e7db" officeooo:paragraph-rsid="0015e7db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officeooo:rsid="0015e7db" officeooo:paragraph-rsid="0015e7db"/>
    </style:style>
    <style:style style:name="T1" style:family="text">
      <style:text-properties officeooo:rsid="000f4530"/>
    </style:style>
    <style:style style:name="T2" style:family="text">
      <style:text-properties officeooo:rsid="0010c3a4"/>
    </style:style>
    <style:style style:name="T3" style:family="text">
      <style:text-properties officeooo:rsid="00132af8"/>
    </style:style>
    <style:style style:name="T4" style:family="text">
      <style:text-properties officeooo:rsid="0013a8e9"/>
    </style:style>
    <style:style style:name="T5" style:family="text">
      <style:text-properties fo:font-size="12pt" officeooo:rsid="0012850f" style:font-size-asian="10.5pt" style:font-size-complex="12pt"/>
    </style:style>
    <style:style style:name="T6" style:family="text">
      <style:text-properties fo:font-size="12pt" officeooo:rsid="0013a8e9" style:font-size-asian="10.5pt" style:font-size-complex="12pt"/>
    </style:style>
    <style:style style:name="T7" style:family="text">
      <style:text-properties fo:font-size="12pt" fo:font-weight="normal" officeooo:rsid="0013a8e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5e7d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6d61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85f8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9cf0b" style:font-size-asian="10.5pt" style:font-weight-asian="normal" style:font-size-complex="12pt" style:font-weight-complex="normal"/>
    </style:style>
    <style:style style:name="T12" style:family="text">
      <style:text-properties officeooo:rsid="0013f165"/>
    </style:style>
    <style:style style:name="T13" style:family="text">
      <style:text-properties officeooo:rsid="0015e7db"/>
    </style:style>
    <style:style style:name="T14" style:family="text">
      <style:text-properties officeooo:rsid="0016d610"/>
    </style:style>
    <style:style style:name="T15" style:family="text">
      <style:text-properties officeooo:rsid="001aa831"/>
    </style:style>
    <style:style style:name="T16" style:family="text">
      <style:text-properties officeooo:rsid="001ca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</text:span>agical Garden Maze</text:p>
      <text:p text:style-name="P1"/>
      <text:p text:style-name="P9">Ideia</text:p>
      <text:p text:style-name="P6"><text:span text:style-name="T1"><text:tab/>A ideia é de um jogo isométrico em tiles, a câmera poderá ser rotacionada em torno de todo mapa </text:span><text:span text:style-name="T2">de 90 em 90º</text:span><text:span text:style-name="T1">. O jogo será dividido em turnos e o cenário será um jardim mágico. </text:span><text:span text:style-name="T4">O jogo conta com inimigos, como plantas carnívoras e bruxas. Cada jogador pode se movimentar uma certa quantidade de vezes por turno, </text:span><text:span text:style-name="T12">e o labirinto poderá mudar de posição.</text:span></text:p>
      <text:p text:style-name="P2"/>
      <text:p text:style-name="P10">Público alvo <text:span text:style-name="T16">e persona</text:span></text:p>
      <text:p text:style-name="P5"/>
      <text:p text:style-name="P8"><text:tab/>De forma geral, <text:span text:style-name="T13">o público-alvo do jogo será o de mulheres com idades entre 10-18 anos. Isso porque a mecânica de jogo pode ser complicada para pessoas de menor idade e a ideia com os gráficos será de passar uma ideia mais infantil e delicada.</text:span></text:p>
      <text:p text:style-name="P8"><text:tab/><text:span text:style-name="T13">Além disso, a mecânica de jogo não será tão complexa e bem intuitiva, visando atrair </text:span><text:span text:style-name="T14">o público casual de mobile.</text:span>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ome</text:p>
          </table:table-cell>
          <table:table-cell table:style-name="Tabela1.B1" office:value-type="string">
            <text:p text:style-name="P13">Emília</text:p>
          </table:table-cell>
        </table:table-row>
        <table:table-row>
          <table:table-cell table:style-name="Tabela1.A2" office:value-type="string">
            <text:p text:style-name="P13">Idade</text:p>
          </table:table-cell>
          <table:table-cell table:style-name="Tabela1.B2" office:value-type="string">
            <text:p text:style-name="P11"><text:span text:style-name="T5">1</text:span><text:span text:style-name="T6">4</text:span><text:span text:style-name="T5"> anos</text:span></text:p>
          </table:table-cell>
        </table:table-row>
        <table:table-row>
          <table:table-cell table:style-name="Tabela1.A2" office:value-type="string">
            <text:p text:style-name="P13">Sexo</text:p>
          </table:table-cell>
          <table:table-cell table:style-name="Tabela1.B2" office:value-type="string">
            <text:p text:style-name="P13">Feminino</text:p>
          </table:table-cell>
        </table:table-row>
        <table:table-row>
          <table:table-cell table:style-name="Tabela1.A2" office:value-type="string">
            <text:p text:style-name="P15">Ocupação</text:p>
          </table:table-cell>
          <table:table-cell table:style-name="Tabela1.B2" office:value-type="string">
            <text:p text:style-name="P13">Estudante – <text:span text:style-name="T15">9º ano</text:span></text:p>
          </table:table-cell>
        </table:table-row>
        <table:table-row>
          <table:table-cell table:style-name="Tabela1.A2" office:value-type="string">
            <text:p text:style-name="P14">Entretenimento</text:p>
          </table:table-cell>
          <table:table-cell table:style-name="Tabela1.B2" office:value-type="string">
            <text:p text:style-name="P12"><text:span text:style-name="T6">Assistir a séries e jogar jogos gratuitos da Play Store.</text:span></text:p>
          </table:table-cell>
        </table:table-row>
        <table:table-row>
          <table:table-cell table:style-name="Tabela1.A2" office:value-type="string">
            <text:p text:style-name="P15">Experiência com jogos</text:p>
          </table:table-cell>
          <table:table-cell table:style-name="Tabela1.B2" office:value-type="string">
            <text:p text:style-name="P16">Média para baixo</text:p>
          </table:table-cell>
        </table:table-row>
      </table:table>
      <text:p text:style-name="P7"/>
      <text:p text:style-name="P2"/>
      <text:p text:style-name="P9">Plataforma</text:p>
      <text:p text:style-name="P6"><text:span text:style-name="T3"><text:tab/>Mobile, mais especificamente </text:span>Android. <text:span text:style-name="T14">A plataforma foi escolhida por sua maior facilidade de publicação de jogos.</text:span></text:p>
      <text:p text:style-name="P2"/>
      <text:p text:style-name="P9">Destaques</text:p>
      <text:p text:style-name="P4"><text:span text:style-name="T7"><text:tab/></text:span><text:span text:style-name="T8">Tentarei fazer o jogo de forma a apresentar fases temáticas </text:span><text:span text:style-name="T9">e inimigos únicos a cada rodada. O jogo contará com gatilhos de eventos, que far</text:span><text:span text:style-name="T10">ão</text:span><text:span text:style-name="T9"> uma espécie de storytelling para o usuário. </text:span><text:span text:style-name="T11">A história será sobre garotas que se perdem em um jardim mágico e precisam achar uma saída.</text:span></text:p>
      <text:p text:style-name="P2"/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0:24:06.879000000</meta:creation-date>
    <dc:date>2020-04-17T13:07:20.757000000</dc:date>
    <meta:editing-duration>PT49M12S</meta:editing-duration>
    <meta:editing-cycles>1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23" meta:word-count="233" meta:character-count="1331" meta:non-whitespace-character-count="1113"/>
  </office:meta>
</office:document-meta>
</file>